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6">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3">
      <style:text-properties fo:font-size="10pt" fo:language="en" fo:country="US" style:font-size-asian="10pt" style:font-size-complex="10pt"/>
    </style:style>
    <style:style style:name="P67" style:family="paragraph" style:parent-style-name="Text_20_body" style:list-style-name="L31">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11">
      <style:text-properties fo:font-size="10pt" style:font-size-asian="10pt" style:font-size-complex="10pt"/>
    </style:style>
    <style:style style:name="P74" style:family="paragraph" style:parent-style-name="Text_20_body" style:list-style-name="L22">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8">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25"/>
    <style:style style:name="P81" style:family="paragraph">
      <style:paragraph-properties fo:text-align="center"/>
    </style:style>
    <style:style style:name="P8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2">2 – New entities<text:tab/>9</text:p>
          <text:p text:style-name="P43">2.1 – func_breakable<text:tab/>9</text:p>
          <text:p text:style-name="P43">2.2 – func_door_rotating<text:tab/>9</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3</text:p>
          <text:p text:style-name="P43">2.11 - target_cutscene<text:tab/>14</text:p>
          <text:p text:style-name="P43">2.12 – target_debrisemitter<text:tab/>15</text:p>
          <text:p text:style-name="P43">2.13 – target_earthquake<text:tab/>15</text:p>
          <text:p text:style-name="P43">2.14 – target_effect<text:tab/>16</text:p>
          <text:p text:style-name="P43">2.15 – target_finish<text:tab/>17</text:p>
          <text:p text:style-name="P43">2.16 – target_gravity<text:tab/>17</text:p>
          <text:p text:style-name="P43">2.17 – target_logic<text:tab/>17</text:p>
          <text:p text:style-name="P43">2.18 – target_mapchange<text:tab/>18</text:p>
          <text:p text:style-name="P43">2.19 – target_modify<text:tab/>18</text:p>
          <text:p text:style-name="P43">2.20 – target_music<text:tab/>18</text:p>
          <text:p text:style-name="P43">2.21 – target_objective<text:tab/>18</text:p>
          <text:p text:style-name="P43">2.22 – target_playerspeed<text:tab/>19</text:p>
          <text:p text:style-name="P43">2.23 – target_playerstats<text:tab/>19</text:p>
          <text:p text:style-name="P43">2.24 – target_script<text:tab/>19</text:p>
          <text:p text:style-name="P43">2.25 – target_skill<text:tab/>19</text:p>
          <text:p text:style-name="P43">2.26 – target_unlink<text:tab/>20</text:p>
          <text:p text:style-name="P43">2.27 – target_variable<text:tab/>20</text:p>
          <text:p text:style-name="P43">2.28 – trigger_death<text:tab/>20</text:p>
          <text:p text:style-name="P43">2.29 – trigger_frag<text:tab/>21</text:p>
          <text:p text:style-name="P43">2.30 – trigger_lock<text:tab/>21</text:p>
          <text:p text:style-name="P42">3 – Modified entities<text:tab/>22</text:p>
          <text:p text:style-name="P43">3.1 – worldspawn<text:tab/>22</text:p>
          <text:p text:style-name="P43">3.2 – func_bobbing<text:tab/>22</text:p>
          <text:p text:style-name="P43">3.3 – func_button<text:tab/>23</text:p>
          <text:p text:style-name="P43">3.4 – func_door<text:tab/>23</text:p>
          <text:p text:style-name="P43">3.5 – func_rotating<text:tab/>23</text:p>
          <text:p text:style-name="P43">3.6 – func_static<text:tab/>23</text:p>
          <text:p text:style-name="P43">3.7 – func_timer<text:tab/>23</text:p>
          <text:p text:style-name="P43">3.8 – holdable_teleporter<text:tab/>24</text:p>
          <text:p text:style-name="P43">3.9 – path_corner<text:tab/>24</text:p>
          <text:p text:style-name="P43">3.10 – shooter_*<text:tab/>24</text:p>
          <text:p text:style-name="P43">3.11 – target_delay<text:tab/>24</text:p>
          <text:p text:style-name="P43">3.12 – target_print<text:tab/>24</text:p>
          <text:p text:style-name="P43">3.13 – target_relay<text:tab/>24</text:p>
          <text:p text:style-name="P43">3.14 – target_remove_powerups<text:tab/>24</text:p>
          <text:p text:style-name="P43">3.15 – target_speaker<text:tab/>25</text:p>
          <text:p text:style-name="P43"><text:soft-page-break/>3.16 – trigger_hurt<text:tab/>25</text:p>
          <text:p text:style-name="P43">3.17 – Spawnpoints <text:tab/>25</text:p>
          <text:p text:style-name="P43">3.18 – targeting entities<text:tab/>25</text:p>
          <text:p text:style-name="P43">3.19 – Constant light on func_* entities<text:tab/>26</text:p>
          <text:p text:style-name="P42">4 – Miscellaneous info for level designers<text:tab/>27</text:p>
          <text:p text:style-name="P43">4.1 – Configuring GtkRadiant<text:tab/>27</text:p>
          <text:p text:style-name="P43">4.2 – Creating ladders<text:tab/>28</text:p>
          <text:p text:style-name="P43">4.3 – Fade-in<text:tab/>28</text:p>
          <text:p text:style-name="P43">4.4 – The effect of sv_maxclients<text:tab/>28</text:p>
          <text:p text:style-name="P43">4.5 – Creating an .arena file for your map<text:tab/>28</text:p>
          <text:p text:style-name="P43">4.6 – Using scripts with target_script<text:tab/>29</text:p>
          <text:p text:style-name="P42">5 – New cvars and console commands<text:tab/>30</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draw:frame text:anchor-type="paragraph" draw:z-index="12" draw:style-name="gr2" draw:text-style-name="P82" svg:width="4.234cm" svg:height="3.271cm" svg:x="12.614cm" svg:y="-0.028cm"><draw:text-box><text:p text:style-name="P81"><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2">Because multiplayer is no longer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2" svg:width="4.234cm" svg:height="3.271cm" svg:x="12.375cm" svg:y="-0.108cm"><draw:text-box><text:p text:style-name="P81"><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text:soft-page-break/></text:p>
      <text:p text:style-name="P23">The AI of the bots in EntityPlus is currently not very different from the AI of the bots in vanilla Quake 3. In single player mode, a few changed have been made though:</text:p>
      <text:list xml:id="list36530274" text:style-name="L1">
        <text:list-item>
          <text:p text:style-name="P44">Bots don't attack each other. They don't see each other as a target that should be attacked.</text:p>
        </text:list-item>
        <text:list-item>
          <text:p text:style-name="P44">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6530391"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2" svg:width="4.234cm" svg:height="3.271cm" svg:x="12.64cm" svg:y="0.025cm"><draw:text-box><text:p text:style-name="P81"><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text:soft-page-break/>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6523019"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6519735" text:style-name="L4">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6532257"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text:soft-page-break/>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6527109"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h text:style-name="P38"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536992" text:style-name="L7">
        <text:list-item>
          <text:p text:style-name="P46"><draw:rect text:anchor-type="paragraph" draw:z-index="0" draw:style-name="gr1" draw:text-style-name="P81"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6527474"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6531730" text:continue-list="list36519735"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6534472"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6543577"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6546076" text:style-name="L11">
        <text:list-item>
          <text:p text:style-name="P73">target : point at another info_waypoint to chain waypoints together</text:p>
        </text:list-item>
        <text:list-item>
          <text:p text:style-name="P73">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6531169"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text:soft-page-break/>Spawnflags:</text:p>
      <text:list xml:id="list36539036" text:continue-list="list36531730" text:style-name="L4">
        <text:list-item>
          <text:p text:style-name="P48">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6532243"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6546283" text:style-name="L14">
        <text:list-item>
          <text:p text:style-name="P56">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text:p>
      <text:p text:style-name="P26">Keys:</text:p>
      <text:list xml:id="list36547655"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2" svg:width="4.234cm" svg:height="3.271cm" svg:x="12.534cm" svg:y="-0.108cm"><draw:text-box><text:p text:style-name="P81"><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6536831" text:style-name="L16">
        <text:list-item>
          <text:p text:style-name="P58">angle : direction in which bot will look when spawning in the game.</text:p>
        </text:list-item>
        <text:list-item>
          <text:p text:style-name="P58">clientname : the name of the bot to spawn. When omitted it defaults to Sarge.</text:p>
        </text:list-item>
        <text:list-item>
          <text:p text:style-name="P58">health : the amount of health the bot will have when it spawns into the game.</text:p>
        </text:list-item>
        <text:list-item>
          <text:p text:style-name="P58">skill : sets the relative skill level of the bot (default = 0).</text:p>
        </text:list-item>
        <text:list-item>
          <text:p text:style-name="P58">target : this points to entities to activate when this entity is triggered.</text:p>
        </text:list-item>
        <text:list-item>
          <text:p text:style-name="P58">targetname : activating trigger points to this.</text:p>
        </text:list-item>
        <text:list-item>
          <text:p text:style-name="P58">deathtarget: this points to entities to activate when a bot spawned by the target_botspawn dies.</text:p>
        </text:list-item>
      </text:list>
      <text:p text:style-name="P26"/>
      <text:p text:style-name="P26">Spawnflags:<text:line-break/></text:p>
      <text:list xml:id="list36529454" text:style-name="L17">
        <text:list-item>
          <text:p text:style-name="P59">WP_MACHINEGUN : The bot spawns into the game with a Machinegun.</text:p>
        </text:list-item>
        <text:list-item>
          <text:p text:style-name="P59">WP_SHOTGUN : The bot spawns into the game with a Shotgun.</text:p>
        </text:list-item>
        <text:list-item>
          <text:p text:style-name="P59">WP_GRENADE_LAUNCHER : The bot spawns into the game with a Grenade Launcher.</text:p>
        </text:list-item>
        <text:list-item>
          <text:p text:style-name="P59">WP_ROCKET_LAUNCHER : The bot spawns into the game with a Rocket Launcher.</text:p>
        </text:list-item>
        <text:list-item>
          <text:p text:style-name="P59">WP_LIGHTNING : The bot spawns into the game with a Lightninggun.</text:p>
        </text:list-item>
        <text:list-item>
          <text:p text:style-name="P59">WP_RAILGUN : The bot spawns into the game with a Railgun.</text:p>
        </text:list-item>
        <text:list-item>
          <text:p text:style-name="P59">WP_PLASMAGUN : The bot spawns into the game with a Plasmagun.</text:p>
        </text:list-item>
        <text:list-item>
          <text:p text:style-name="P59">WP_BFG : The bot spawns into the game with a BFG.</text:p>
        </text:list-item>
      </text:list>
      <text:h text:style-name="Heading_20_2" text:outline-level="2">2.11 - target_cutscene</text:h>
      <text:p text:style-name="P31">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6539800" text:style-name="L18">
        <text:list-item>
          <text:p text:style-name="P60">target : this points to an info_camera entity to which the camera view should go.</text:p>
        </text:list-item>
        <text:list-item>
          <text:p text:style-name="P60">target2 : this points to an info_camera entity to which the camera view should go.</text:p>
        </text:list-item>
        <text:list-item>
          <text:p text:style-name="P60">targetname : activating entity points to this.</text:p>
        </text:list-item>
        <text:list-item>
          <text:p text:style-name="P60">targetname2 : activating entity points to this.</text:p>
        </text:list-item>
      </text:list>
      <text:p text:style-name="P26">Spawnflags</text:p>
      <text:list xml:id="list36528550" text:style-name="L19">
        <text:list-item>
          <text:p text:style-name="P61">HALT_AI : Freezes all enemies in place while the cutscene is running.</text:p>
        </text:list-item>
      </text:list>
      <text:p text:style-name="P26"/>
      <text:h text:style-name="P38"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6533260" text:style-name="L20">
        <text:list-item>
          <text:p text:style-name="P62">targetname : activating trigger points to this.</text:p>
        </text:list-item>
        <text:list-item>
          <text:p text:style-name="P62">count : The number of debris pieces to emit (default = 10).</text:p>
        </text:list-item>
      </text:list>
      <text:p text:style-name="P26">Spawnflags:</text:p>
      <text:list xml:id="list36531674" text:style-name="L21">
        <text:list-item>
          <text:p text:style-name="P63">LIGHT_DEBRIS : Emit light colored pieces of concrete debris.</text:p>
        </text:list-item>
        <text:list-item>
          <text:p text:style-name="P63">DARK_DEBRIS : Emit dark colored pieces of concrete debris.</text:p>
        </text:list-item>
        <text:list-item>
          <text:p text:style-name="P63">LIGHT_LARGE_DEBRIS : Emit large light colored pieces of concrete debris.</text:p>
        </text:list-item>
        <text:list-item>
          <text:p text:style-name="P63">DARK_LARGE_DEBRIS : Emit large dark colored pieces of concrete debris.</text:p>
        </text:list-item>
        <text:list-item>
          <text:p text:style-name="P63">WOOD_DEBRIS : Emit pieces of wooden debris.</text:p>
        </text:list-item>
        <text:list-item>
          <text:p text:style-name="P63">FLESH_DEBRIS : Emit gibs.</text:p>
        </text:list-item>
        <text:list-item>
          <text:p text:style-name="P63">GLASS_DEBRIS : Emit shards of glass.</text:p>
        </text:list-item>
        <text:list-item>
          <text:p text:style-name="P63">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8">Keys:</text:p>
      <text:list xml:id="list36542298" text:style-name="L22">
        <text:list-item>
          <text:p text:style-name="P74">targetname : activating trigger points to this.</text:p>
        </text:list-item>
        <text:list-item>
          <text:p text:style-name="P74">length : duration of the earthquake in seconds (2 - 32)</text:p>
        </text:list-item>
        <text:list-item>
          <text:p text:style-name="P74">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6542538" text:style-name="L23">
        <text:list-item>
          <text:p text:style-name="P75">targetname : activating trigger points to this.</text:p>
        </text:list-item>
        <text:list-item>
          <text:p text:style-name="P75">color : color of the particles for particle effect (default 1.0 1.0 1.0).</text:p>
        </text:list-item>
        <text:list-item>
          <text:p text:style-name="P75">count : number of particles for particle effect (0 - 255, default 100).</text:p>
        </text:list-item>
        <text:list-item>
          <text:p text:style-name="P75">speed : speed of the particles (default 100).</text:p>
        </text:list-item>
        <text:list-item>
          <text:p text:style-name="P75">overlay : specifies an image to overlay over the screen. Leave empty to remove existing overlay.</text:p>
        </text:list-item>
      </text:list>
      <text:p text:style-name="P28">Spawnflags</text:p>
      <text:list xml:id="list36542108" text:style-name="L24">
        <text:list-item>
          <text:p text:style-name="P76">EXPLOSION : Shows an explosion when activated.</text:p>
        </text:list-item>
        <text:list-item>
          <text:p text:style-name="P76">PARTICLES_GRAVITY : Generates particles that are affected by gravity.</text:p>
        </text:list-item>
        <text:list-item>
          <text:p text:style-name="P76">PARTICLES_LINEAR : Generates particles that are not affected by gravity.</text:p>
        </text:list-item>
        <text:list-item>
          <text:p text:style-name="P76">PARTICLES_LINEAR_UP : Generates particles that are not affected by gravity that only move upwards.</text:p>
        </text:list-item>
        <text:list-item>
          <text:p text:style-name="P76">PARTICLES_LINEAR_DOWN : Generates particles that are not affected by gravity that only move downwards.</text:p>
        </text:list-item>
        <text:list-item>
          <text:p text:style-name="P76">OVERLAY : Applies the specified overlay to the screen.</text:p>
        </text:list-item>
      </text:list>
      <text:p text:style-name="P28"/>
      <text:h text:style-name="Heading_20_2" text:outline-level="2"><text:soft-page-break/>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6531188" text:style-name="L25">
        <text:list-item>
          <text:p text:style-name="P80">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6519934" text:style-name="L26">
        <text:list-item>
          <text:p text:style-name="P64">count : amount of gravity to apply (defaults to the value set to g_gravity).</text:p>
        </text:list-item>
        <text:list-item>
          <text:p text:style-name="P64">targetname : activating trigger points to this.</text:p>
        </text:list-item>
      </text:list>
      <text:p text:style-name="P26"/>
      <text:p text:style-name="P26">Spawnflags:</text:p>
      <text:list xml:id="list36518128" text:style-name="L27">
        <text:list-item>
          <text:p text:style-name="P65">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552214" text:continue-list="list36542538" text:style-name="L23">
        <text:list-item>
          <text:p text:style-name="P75">targetname : activating trigger points to this.</text:p>
        </text:list-item>
        <text:list-item>
          <text:p text:style-name="P66">target : this points to entities to activate when this entity is triggered.</text:p>
        </text:list-item>
      </text:list>
      <text:p text:style-name="P13"/>
      <text:p text:style-name="P13">Spawnflags:</text:p>
      <text:list xml:id="list36536133" text:continue-numbering="true" text:style-name="L23">
        <text:list-item>
          <text:p text:style-name="P66">RANDOM : only one of the targeted entities will be triggered at random.</text:p>
        </text:list-item>
        <text:list-item>
          <text:p text:style-name="P66">STAY_ON : a trigger will remain triggered until the target_logic is reset.</text:p>
        </text:list-item>
      </text:list>
      <text:p text:style-name="P10"/>
      <text:h text:style-name="P38"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6537622" text:continue-numbering="true" text:style-name="L23">
        <text:list-item>
          <text:p text:style-name="P66">mapname : The map to load. When omitted, the current map will be restarted.</text:p>
        </text:list-item>
        <text:list-item>
          <text:p text:style-name="P66">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6553663" text:continue-numbering="true" text:style-name="L23">
        <text:list-item>
          <text:p text:style-name="P66">target : this points to entities to modify when this entity is triggered.</text:p>
        </text:list-item>
        <text:list-item>
          <text:p text:style-name="P66">targetname : activating trigger points to this.</text:p>
        </text:list-item>
        <text:list-item>
          <text:p text:style-name="P66">key : the key to modify on the target entity.</text:p>
        </text:list-item>
        <text:list-item>
          <text:p text:style-name="P66">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6526936" text:style-name="L28">
        <text:list-item>
          <text:p text:style-name="P77">targetname : activating entity points to this.</text:p>
        </text:list-item>
        <text:list-item>
          <text:p text:style-name="P77">targetname2 : activating entity points to this.</text:p>
        </text:list-item>
        <text:list-item>
          <text:p text:style-name="P77">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6557546" text:continue-list="list36553663" text:style-name="L23">
        <text:list-item>
          <text:p text:style-name="P66">targetname : activating trigger points to this.</text:p>
        </text:list-item>
        <text:list-item>
          <text:p text:style-name="P66">message : the objective text.</text:p>
        </text:list-item>
      </text:list>
      <text:p text:style-name="P13"><text:soft-page-break/></text:p>
      <text:p text:style-name="P13">Spawnflags:</text:p>
      <text:list xml:id="list36557217" text:continue-numbering="true" text:style-name="L23">
        <text:list-item>
          <text:p text:style-name="P66">SECONDARY : The secondary objective is set instead of the primary objective.</text:p>
        </text:list-item>
        <text:list-item>
          <text:p text:style-name="P66">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6530114" text:continue-numbering="true" text:style-name="L23">
        <text:list-item>
          <text:p text:style-name="P66">speed : the movement speed to apply to the player(s).</text:p>
        </text:list-item>
        <text:list-item>
          <text:p text:style-name="P66">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6521749" text:style-name="L29">
        <text:list-item>
          <text:p text:style-name="P78">health : the amount of health to give the player</text:p>
        </text:list-item>
        <text:list-item>
          <text:p text:style-name="P78">armor : the amount of armor to give the player</text:p>
        </text:list-item>
        <text:list-item>
          <text:p text:style-name="P78">targetname : the activating trigger points to this.</text:p>
        </text:list-item>
        <text:list-item>
          <text:p text:style-name="P78">targetname2 : the activating trigger points to this.</text:p>
        </text:list-item>
      </text:list>
      <text:p text:style-name="P28"><text:line-break/>Spawnflags:</text:p>
      <text:list xml:id="list36526835" text:style-name="L30">
        <text:list-item>
          <text:p text:style-name="P79">ONLY_WHEN_LOWER : Only sets the player's health/armor if it is lower than the specified amount of health/armor.</text:p>
        </text:list-item>
        <text:list-item>
          <text:p text:style-name="P79">NO_HEALTH : The player's health is never set by this entity.</text:p>
        </text:list-item>
        <text:list-item>
          <text:p text:style-name="P79">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6530625" text:continue-list="list36530114" text:style-name="L23">
        <text:list-item>
          <text:p text:style-name="P66">targetname : ativating entity points to this.</text:p>
        </text:list-item>
        <text:list-item>
          <text:p text:style-name="P66">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6529425" text:continue-numbering="true" text:style-name="L23">
        <text:list-item>
          <text:p text:style-name="P66">targetname : activating entity points to this.</text:p>
        </text:list-item>
        <text:list-item>
          <text:p text:style-name="P66">skill : the skill level to apply. 1 is easiest, 5 is hardest (default = 2).</text:p>
        </text:list-item>
      </text:list>
      <text:h text:style-name="P38" text:outline-level="2"><text:soft-page-break/>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6530758" text:style-name="L31">
        <text:list-item>
          <text:p text:style-name="P67">targetname : activating trigger points to this.</text:p>
        </text:list-item>
        <text:list-item>
          <text:p text:style-name="P67">target : this points to entities to link/unlink when this entity is triggered.</text:p>
        </text:list-item>
      </text:list>
      <text:p text:style-name="P26"/>
      <text:p text:style-name="P26">Spawnflags:</text:p>
      <text:list xml:id="list36547320" text:style-name="L32">
        <text:list-item>
          <text:p text:style-name="P68">ALWAYS_UNLINK : The targeted entity will always be unlinked from the world.</text:p>
        </text:list-item>
        <text:list-item>
          <text:p text:style-name="P68">ALWAYS_LINK : The targeted entity will always be linked to the world.</text:p>
        </text:list-item>
        <text:list-item>
          <text:p text:style-name="P69">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6531865" text:style-name="L33">
        <text:list-item>
          <text:p text:style-name="P70">targetname : activating entity points to this.</text:p>
        </text:list-item>
        <text:list-item>
          <text:p text:style-name="P70">targetname2 : activating entity points to this.</text:p>
        </text:list-item>
        <text:list-item>
          <text:p text:style-name="P70">target : this points to entities to activate when this entity is triggered.</text:p>
        </text:list-item>
        <text:list-item>
          <text:p text:style-name="P70">target2 : this points to entities to activate when this entity is triggered.</text:p>
        </text:list-item>
        <text:list-item>
          <text:p text:style-name="P70">key : The name of the variable to read or write.</text:p>
        </text:list-item>
        <text:list-item>
          <text:p text:style-name="P70">value : The value that will be written or compared to.</text:p>
        </text:list-item>
      </text:list>
      <text:p text:style-name="P27">Spawnflags:</text:p>
      <text:list xml:id="list36527492" text:style-name="L34">
        <text:list-item>
          <text:p text:style-name="P71">COMPARE_EQUALS : The entity reads the specified variable and triggers its targets if the specified value matches the value stored in the variable.</text:p>
        </text:list-item>
        <text:list-item>
          <text:p text:style-name="P71">COMPARE_NOT_EQUALS : The entity reads the specified variable and triggers its targets if the specified value does not match the value stored in the variable.</text:p>
        </text:list-item>
        <text:list-item>
          <text:p text:style-name="P71">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6553707" text:continue-list="list36529425" text:style-name="L23">
        <text:list-item>
          <text:p text:style-name="P72">target : this points to the entity to activate.</text:p>
        </text:list-item>
        <text:list-item>
          <text:p text:style-name="P72">nobots : dying bots do not trigger this entity.</text:p>
        </text:list-item>
        <text:list-item>
          <text:p text:style-name="P72">nohumans : the player's death does not trigger this entity.</text:p>
        </text:list-item>
        <text:list-item>
          <text:p text:style-name="P72">count : the number of deaths that must have occurred before the entity activates its targets</text:p>
        </text:list-item>
      </text:list>
      <text:p text:style-name="P14"/>
      <text:p text:style-name="P14"/>
      <text:p text:style-name="P14">Spawnflags:</text:p>
      <text:list xml:id="list36534010" text:continue-numbering="true" text:style-name="L23">
        <text:list-item>
          <text:p text:style-name="P72">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6530483" text:continue-numbering="true" text:style-name="L23">
        <text:list-item>
          <text:p text:style-name="P72">target : this points to the entity to activate.</text:p>
        </text:list-item>
        <text:list-item>
          <text:p text:style-name="P72">nobots : bots scoring a frag do not trigger this entity.</text:p>
        </text:list-item>
        <text:list-item>
          <text:p text:style-name="P72">nohumans : the player scoring a frag does not trigger this entity.</text:p>
        </text:list-item>
        <text:list-item>
          <text:p text:style-name="P72">count : the number of frags that must be scored before this entity is triggered</text:p>
        </text:list-item>
      </text:list>
      <text:p text:style-name="P14"/>
      <text:p text:style-name="P14">Spawnflags:</text:p>
      <text:list xml:id="list36553160" text:continue-numbering="true" text:style-name="L23">
        <text:list-item>
          <text:p text:style-name="P72">TRIGGER_ONCE : The trigger will only fire once.</text:p>
        </text:list-item>
        <text:list-item>
          <text:p text:style-name="P72">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6533754" text:continue-numbering="true" text:style-name="L23">
        <text:list-item>
          <text:p text:style-name="P72">target : this points to the entity to activate.</text:p>
        </text:list-item>
        <text:list-item>
          <text:p text:style-name="P72">message : message displayed when user triggers lock without the required keys.</text:p>
        </text:list-item>
        <text:list-item>
          <text:p text:style-name="P72">lockedsound : sound to play when player triggers lock without the required keys (eg. sound/world/klaxon1.wav).</text:p>
        </text:list-item>
        <text:list-item>
          <text:p text:style-name="P72">unlockedsound : sound to play when player triggers lock while having the required keys (eg. sound/world/klaxon2.wav).</text:p>
        </text:list-item>
        <text:list-item>
          <text:p text:style-name="P72"><text:soft-page-break/>wait : time in seconds until trigger becomes re-triggerable after it's been touched (default 0.2, -1 = trigger once).</text:p>
        </text:list-item>
      </text:list>
      <text:p text:style-name="P14"/>
      <text:p text:style-name="P14">Spawnflags:</text:p>
      <text:list xml:id="list36535421" text:continue-numbering="true" text:style-name="L23">
        <text:list-item>
          <text:p text:style-name="P72">KEY_RED : only triggered when player has holdable_key_red item.</text:p>
        </text:list-item>
        <text:list-item>
          <text:p text:style-name="P72">KEY_GREEN : only triggered when player has holdable_key_green item.</text:p>
        </text:list-item>
        <text:list-item>
          <text:p text:style-name="P72">KEY_BLUE : only triggered when player has holdable_key_blue item.</text:p>
        </text:list-item>
        <text:list-item>
          <text:p text:style-name="P72">KEY_YELLOW : only triggered when player has holdable_key_yellow item.</text:p>
        </text:list-item>
        <text:list-item>
          <text:p text:style-name="P72">KEY_MASTER : only triggered when player has holdable_key_master item.</text:p>
        </text:list-item>
        <text:list-item>
          <text:p text:style-name="P72">KEY_GOLD : only triggered when player has holdable_key_gold item.</text:p>
        </text:list-item>
        <text:list-item>
          <text:p text:style-name="P72">KEY_SILVER : only triggered when player has holdable_key_silver item.</text:p>
        </text:list-item>
        <text:list-item>
          <text:p text:style-name="P72">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h text:style-name="P40"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text:soft-page-break/>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0"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7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ext:soft-page-break/>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6">Another new key that can be set in an arena file is the <text:span text:style-name="T12">minversion</text:spa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6"/>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text:soft-page-break/></text:p>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12T16:41:45.46</dc:date>
    <meta:editing-duration>PT20H15M21S</meta:editing-duration>
    <meta:editing-cycles>271</meta:editing-cycles>
    <meta:generator>LibreOffice/3.3$Win32 LibreOffice_project/330m19$Build-202</meta:generator>
    <meta:document-statistic meta:table-count="0" meta:image-count="13" meta:object-count="0" meta:page-count="32" meta:paragraph-count="613" meta:word-count="12930" meta:character-count="74417"/>
  </office:meta>
</office:document-meta>
</file>